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egoe UI" svg:font-family="'Segoe UI'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 style:writing-mode="lr-tb"/>
    </style:style>
    <style:style style:name="Tabelle1.A" style:family="table-column">
      <style:table-column-properties style:column-width="1.125cm" style:rel-column-width="638*"/>
    </style:style>
    <style:style style:name="Tabelle1.B" style:family="table-column">
      <style:table-column-properties style:column-width="16.464cm" style:rel-column-width="9334*"/>
    </style:style>
    <style:style style:name="Tabelle1.A1" style:family="table-cell">
      <style:table-cell-properties fo:padding="0.097cm" fo:border="none"/>
    </style:style>
    <style:style style:name="P1" style:family="paragraph" style:parent-style-name="No_20_Spacing">
      <style:paragraph-properties fo:line-height="150%" fo:text-align="start" style:justify-single-word="false"/>
      <style:text-properties fo:color="#000000" style:font-name="Times New Roman" fo:font-size="12pt" fo:font-weight="normal" officeooo:rsid="0000e823" officeooo:paragraph-rsid="0000e823" style:font-size-asian="12pt" style:font-weight-asian="normal" style:font-size-complex="12pt" style:font-weight-complex="normal"/>
    </style:style>
    <style:style style:name="P2" style:family="paragraph" style:parent-style-name="No_20_Spacing">
      <style:paragraph-properties fo:line-height="150%" fo:text-align="start" style:justify-single-word="false"/>
      <style:text-properties fo:color="#000000" style:font-name="Times New Roman" fo:font-size="14pt" officeooo:paragraph-rsid="0000e823" style:font-size-asian="14pt" style:font-size-complex="14pt"/>
    </style:style>
    <style:style style:name="P3" style:family="paragraph" style:parent-style-name="No_20_Spacing">
      <style:paragraph-properties fo:line-height="150%"/>
      <style:text-properties style:font-name="Times New Roman" fo:font-size="12pt" officeooo:paragraph-rsid="0000e823" style:font-size-asian="12pt" style:font-size-complex="12pt"/>
    </style:style>
    <style:style style:name="P4" style:family="paragraph" style:parent-style-name="No_20_Spacing">
      <style:paragraph-properties fo:line-height="150%"/>
      <style:text-properties style:font-name="Times New Roman" fo:font-size="12pt" fo:font-weight="bold" officeooo:paragraph-rsid="0000e823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ff0000" style:font-name="Times New Roman" fo:font-size="11pt" officeooo:paragraph-rsid="0000e823" style:font-size-asian="11pt" style:font-size-complex="11pt"/>
    </style:style>
    <style:style style:name="P6" style:family="paragraph" style:parent-style-name="Standard">
      <style:paragraph-properties fo:line-height="150%" fo:text-align="end" style:justify-single-word="false"/>
      <style:text-properties fo:color="#ff0000" style:font-name="Times New Roman" fo:font-size="12pt" officeooo:paragraph-rsid="0000e823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fo:color="#ff0000" officeooo:rsid="0000e823" officeooo:paragraph-rsid="0000e823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" fo:font-size="12pt" officeooo:paragraph-rsid="0000e823" style:font-size-asian="12pt" style:font-size-complex="12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2pt" officeooo:paragraph-rsid="0000e823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Times New Roman" fo:font-size="12pt" officeooo:paragraph-rsid="0000e823" style:font-size-asian="12pt" style:font-size-complex="12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00e823" officeooo:paragraph-rsid="0000e82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/>
      <style:text-properties officeooo:paragraph-rsid="0000e823"/>
    </style:style>
    <style:style style:name="P13" style:family="paragraph" style:parent-style-name="Standard">
      <style:paragraph-properties fo:line-height="150%" fo:text-align="start" style:justify-single-word="false"/>
      <style:text-properties officeooo:paragraph-rsid="0000e823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5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0e823" officeooo:paragraph-rsid="0000e823" style:font-size-asian="12pt" style:font-size-complex="12pt"/>
    </style:style>
    <style:style style:name="P16" style:family="paragraph" style:parent-style-name="Table_20_Contents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paragraph-properties fo:line-height="150%" fo:text-align="start" style:justify-single-word="false"/>
      <style:text-properties fo:color="#ff0000" style:font-name="Times New Roman" fo:font-size="12pt" officeooo:rsid="0000e823" officeooo:paragraph-rsid="0000e823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color="#ff0000" style:font-name="Times New Roman" fo:font-size="12pt" fo:font-style="normal" officeooo:rsid="0000e823" style:font-size-asian="12pt" style:font-style-asian="normal" style:font-size-complex="12pt" style:font-style-complex="normal"/>
    </style:style>
    <style:style style:name="T3" style:family="text">
      <style:text-properties fo:color="#ff0000" style:font-name="Times New Roman" fo:font-size="12pt" fo:font-style="normal" fo:font-weight="normal" officeooo:rsid="0000e823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00e82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Times New Roman" fo:font-size="12pt" fo:font-style="italic" officeooo:rsid="0000e823" style:font-size-asian="12pt" style:font-style-asian="italic" style:font-size-complex="12pt" style:font-style-complex="italic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style:font-name="Times New Roman" fo:font-size="12pt" fo:font-style="normal" officeooo:rsid="0000e823" style:font-size-asian="12pt" style:font-style-asian="normal" style:font-size-complex="12pt" style:font-style-complex="normal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00e823" style:font-size-asian="12pt" style:font-weight-asian="normal" style:font-size-complex="12pt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000000" style:font-name="Times New Roman" fo:font-size="12pt" fo:font-style="normal" fo:font-weight="normal" officeooo:rsid="0000e82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Times New Roman" fo:font-size="12pt" fo:font-style="normal" fo:font-weight="bold" officeooo:rsid="0000e823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0000" style:font-name="Times New Roman" fo:font-size="12pt" fo:font-weight="normal" officeooo:rsid="0000e823" style:font-size-asian="12pt" style:font-weight-asian="normal" style:font-size-complex="12pt" style:font-weight-complex="normal"/>
    </style:style>
    <style:style style:name="T19" style:family="text">
      <style:text-properties fo:color="#000000" style:font-name="Times New Roman" fo:font-size="12pt" fo:font-style="italic" fo:font-weight="normal" officeooo:rsid="0000e823" style:font-size-asian="12pt" style:font-style-asian="italic" style:font-weight-asian="normal" style:font-size-complex="12p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Therapeutische Praxis</text:span></text:p>
      <text:p text:style-name="P6">Straße Hausnummer</text:p>
      <text:p text:style-name="P6">Stadt PLZ</text:p>
      <text:p text:style-name="P11">Zur Vorlage in der endokrinologischen Praxis</text:p>
      <text:p text:style-name="P8"/>
      <text:p text:style-name="P8">Stadt, den <text:span text:style-name="T1">TT.MM.JJJJ</text:span></text:p>
      <text:p text:style-name="P8"><text:span text:style-name="T1"/></text:p>
      <text:p text:style-name="P9"><text:span text:style-name="T1"/></text:p>
      <text:p text:style-name="P2"><text:span text:style-name="T5">Behandlungsempfehlung über eine Hormonbehandlung</text:span>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5">Für</text:p>
          </table:table-cell>
          <table:table-cell table:style-name="Tabelle1.A1" office:value-type="string">
            <text:p text:style-name="P17">Vorname Name</text:p>
          </table:table-cell>
        </table:table-row>
        <table:table-row>
          <table:table-cell table:style-name="Tabelle1.A1" office:value-type="string">
            <text:p text:style-name="P16"/>
          </table:table-cell>
          <table:table-cell table:style-name="Tabelle1.A1" office:value-type="string">
            <text:p text:style-name="P17">Straße XXX</text:p>
          </table:table-cell>
        </table:table-row>
        <table:table-row>
          <table:table-cell table:style-name="Tabelle1.A1" office:value-type="string">
            <text:p text:style-name="P16"/>
          </table:table-cell>
          <table:table-cell table:style-name="Tabelle1.A1" office:value-type="string">
            <text:p text:style-name="P17">PLZ Stadt</text:p>
          </table:table-cell>
        </table:table-row>
      </table:table>
      <text:p text:style-name="P1"/>
      <text:p text:style-name="P1">gemäß S3-Leitlinie zur Diagnostik, Beratung und Behandlung von Geschlechtsinkongruenz, Geschlechtsdysphorie und Trans-Gesundheit (AWMF 138/001, Stand 22.02.2019).</text:p>
      <text:p text:style-name="P1"/>
      <text:p text:style-name="P3"><text:span text:style-name="T5">Behandlungsrelevante Diagnose:</text:span></text:p>
      <text:p text:style-name="P10">Im Vorgriff auf ICD-11: Geschlechtsinkongruenz (HA60); Abrechnung nach ICD-10: F 64.0</text:p>
      <text:p text:style-name="P4"/>
      <text:p text:style-name="P3"><text:span text:style-name="T5">Informiertheit der behandlungssuchenden Person auch über alternative Behandlungen:</text:span></text:p>
      <text:p text:style-name="P12"><text:span text:style-name="T2">Vorname Name</text:span><text:span text:style-name="T9"> ist hinsichtlich der alternativer Behandlungsformen bzw. über kurz- und langfristige mögliche psychische Folgen einer </text:span><text:span text:style-name="T10">nicht</text:span><text:span text:style-name="T9"> durchgeführten Behandlung informiert. Die Aufklärung über die Auswirkungen der Hormonbehandlung obliegt der endokrinologisch-fachärztlichen Person, ebenso die Abklärung eventuell erhöhter gesundheitlicher Risiken.</text:span></text:p>
      <text:p text:style-name="P13"><text:span text:style-name="T3">Vorname Name</text:span><text:span text:style-name="T18"> kann die eigenen Entscheidungen auf der Grundlage eingeholter Informationen sorgfältig und realitätsangemessen abwägen. Dementsprechend ist von einer vollen Einsichtigkeit und freien Willensbildung bei </text:span><text:span text:style-name="T3">Vorname Name</text:span><text:span text:style-name="T18"> auszugehen.</text:span></text:p>
      <text:p text:style-name="P13"><text:span text:style-name="T18"/></text:p>
      <text:p text:style-name="P7"><text:span text:style-name="T12">[Unterschrift von Indikationssteller*in,</text:span></text:p>
      <text:p text:style-name="P7"><text:span text:style-name="T12">diese Klammer vor dem Drucken löschen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egoe UI" svg:font-family="'Segoe UI'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egoe UI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09T13:27:47.473000000</dc:date>
    <meta:editing-duration>PT8M11S</meta:editing-duration>
    <meta:editing-cycles>2</meta:editing-cycles>
    <meta:document-statistic meta:table-count="1" meta:image-count="0" meta:object-count="0" meta:page-count="1" meta:paragraph-count="18" meta:word-count="138" meta:character-count="1220" meta:non-whitespace-character-count="1100"/>
  </office:meta>
</office:document-meta>
</file>